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ython (programming language)</text:p>
      <text:p text:style-name="Standard">Python is a high-level, general-purpose programming language. Its design philosophy emphasizes code readability with the use of significant indentation.<text:line-break/>Python is dynamically type-checked and garbage-collected. It supports multiple programming paradigms, including structured (particularly procedural), object-oriented and functional programming.<text:line-break/>Guido van Rossum began working on Python in the late 1980s as a successor to the ABC programming language. Python 3.0, released in 2008, was a major revision not completely backward-compatible with earlier versions. Recent versions, such as Python 3.12, have added capabilites and keywords for typing (and more; e.g. increasing speed); helping with (optional) static typing. Currently only versions in the 3.x series are supported.<text:line-break/>Python consistently ranks as one of the most popular programming languages, and it has gained widespread use in the machine learning community. It is widely taught as an introductory programming langu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8" meta:character-count="1012" meta:non-whitespace-character-count="876"/>
    <meta:user-defined meta:name="AppVersion">14.0000</meta:user-defined>
    <meta:template xlink:type="simple" xlink:actuate="onRequest" xlink:title="Normal.dotm" xlink:href=""/>
  </office:meta>
</office:document-meta>
</file>